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, Helvetica, sans-serif"/>
    <style:font-face style:name="Courier New1" svg:font-family="'Courier New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Text_20_body" style:list-style-name="L1">
      <loext:graphic-properties draw:fill="none" draw:fill-color="#ffffff"/>
      <style:paragraph-properties fo:margin-left="0.397cm" fo:margin-right="0cm" fo:margin-top="0cm" fo:margin-bottom="0.25cm" loext:contextual-spacing="false" style:line-height-at-least="0.476cm" fo:text-align="justify" style:justify-single-word="false" fo:orphans="2" fo:widows="2" fo:text-indent="0cm" style:auto-text-indent="false" fo:background-color="transparent"/>
      <style:text-properties fo:font-variant="normal" fo:text-transform="none" fo:color="#000000" style:font-name="Calibri1" fo:font-size="12pt" fo:letter-spacing="normal" fo:font-style="normal" fo:font-weight="normal"/>
    </style:style>
    <style:style style:name="P4" style:family="paragraph" style:parent-style-name="Text_20_body" style:list-style-name="L1">
      <loext:graphic-properties draw:fill="none" draw:fill-color="#ffffff"/>
      <style:paragraph-properties fo:margin-left="0.397cm" fo:margin-right="0cm" fo:margin-top="0cm" fo:margin-bottom="0.25cm" loext:contextual-spacing="false" style:line-height-at-least="0.476cm" fo:text-align="justify" style:justify-single-word="false" fo:orphans="2" fo:widows="2" fo:text-indent="0cm" style:auto-text-indent="false" fo:background-color="transparent"/>
      <style:text-properties fo:font-variant="normal" fo:text-transform="none" fo:color="#000000" style:font-name="Courier New1" fo:font-size="12pt" fo:letter-spacing="normal" fo:font-style="normal" fo:font-weight="normal"/>
    </style:style>
    <style:style style:name="P5" style:family="paragraph" style:parent-style-name="Heading_20_1" style:master-page-name="First_20_Page">
      <style:paragraph-properties style:page-number="auto"/>
      <style:text-properties officeooo:paragraph-rsid="00205004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margin-top="0cm" fo:margin-bottom="0cm" loext:contextual-spacing="false" fo:orphans="2" fo:widows="2" style:writing-mode="lr-tb"/>
      <style:text-properties fo:font-variant="normal" fo:text-transform="none" fo:color="#000000" style:font-name="Calibri1" fo:font-size="12pt" fo:letter-spacing="normal" fo:font-style="normal" fo:font-weight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1" fo:font-size="12pt" fo:letter-spacing="normal" fo:font-style="normal" fo:font-weight="normal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205004"/>
    </style:style>
    <style:style style:name="T5" style:family="text">
      <style:text-properties style:font-name="Courier New1"/>
    </style:style>
    <style:style style:name="T6" style:family="text">
      <style:text-properties style:font-name="Courier New1" style:text-underline-style="solid" style:text-underline-width="auto" style:text-underline-color="font-color"/>
    </style:style>
    <style:style style:name="T7" style:family="text">
      <style:text-properties fo:font-variant="normal" fo:text-transform="none" fo:color="#000000" style:font-name="Calibri1" fo:font-size="12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89281657" text:style-name="Outline">
        <text:list-item>
          <text:h text:style-name="P5" text:outline-level="1"><text:span text:style-name="T4">Cuestionario</text:span></text:h>
        </text:list-item>
      </text:list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list xml:id="list175737164" text:style-name="L1">
        <text:list-item>
          <text:p text:style-name="P3"><text:span text:style-name="T5">Mas o menos , ¿Cuántos productos hay por tipo o familia de productos?¿Cuántas familias de productos hay? ¿La familia con más productos,como cuantos tendrá? (Estas preguntas tienen sentido en el contexto de como serán presentados los productos)</text:span></text:p>
        </text:list-item>
        <text:list-item>
          <text:p text:style-name="P3"><text:span text:style-name="T5">¿Existe algún criterio de descuento que debamos considerar?</text:span></text:p>
        </text:list-item>
        <text:list-item>
          <text:p text:style-name="P4">En los productos podrían ponerse avisos ya sea saltos dentro de la misma APP o fuera del sitio. ¿Es de tu interés?</text:p>
        </text:list-item>
        <text:list-item>
          <text:p text:style-name="P3"><text:span text:style-name="T5">El número de unidades no se mostraría. Pero si ingresas las cantidades que compras podríamos llevar un registro de stock, eso </text:span><text:span text:style-name="T6">te obligaría</text:span> <text:span text:style-name="T5">a informarle a la APP que hiciste una compra. Te daría más orden eso si.¿Es de tu interés?</text:span></text:p>
        </text:list-item>
        <text:list-item>
          <text:p text:style-name="P3"><text:span text:style-name="T5">Si ademas ingresas el precio del producto, podrías valorizar tu inventario ¿Es de tuinterés?</text:span></text:p>
        </text:list-item>
        <text:list-item>
          <text:p text:style-name="P4">El cliente ingresa sus datos. Tu también deseas ingresar clientes al sistema?</text:p>
        </text:list-item>
        <text:list-item>
          <text:p text:style-name="P4">Cuando compren cosas que no están en el inventario. ¿Tu piensas ingresarlas al sistema… o No se justifica.?</text:p>
          <text:p text:style-name="P4">Cuando existe un stock de 5 y desean comprar 7.¿La venta igual se hace? ¿Depende del producto?</text:p>
        </text:list-item>
        <text:list-item>
          <text:p text:style-name="P4">¿Cuando se hace una venta como te enteras?...¿Piensas monitorear la aplicación?</text:p>
        </text:list-item>
        <text:list-item>
          <text:p text:style-name="P4">El calendario con que se compromete el cliente.¿ Es independiente del producto.? ¿Dependerá del sector ?</text:p>
        </text:list-item>
        <text:list-item>
          <text:p text:style-name="P4">¿Cual es tu teléfono?</text:p>
        </text:list-item>
      </text:list>
      <text:p text:style-name="Text_20_body"><text:line-break/><text:span text:style-name="T7">1 No tengo aun la cantidad de productos, tengo que definirlo.</text:span></text:p>
      <text:p text:style-name="P8">2 Habrá ofertas y se informará para que sea incorporada en el momento que se efectúe ésta por ejemplo Cyberday..</text:p>
      <text:p text:style-name="P8">3 Si dentro de la app</text:p>
      <text:p text:style-name="P8">4 Si me interesa</text:p>
      <text:p text:style-name="P8">5 Si me interesa</text:p>
      <text:p text:style-name="P8">6 Eso es super importante, apenas abre la aplicación necesito captar su información para generar la base de datos, esto me sirve para campañas segmentadas.</text:p>
      <text:p text:style-name="P7"><text:soft-page-break/>7 Ahí tenemos que ver que es lo más conveniente.</text:p>
      <text:p text:style-name="P7">8 En este punto espero que la app me informe</text:p>
      <text:p text:style-name="P7">9 Dependiendo de los servicios contratados y productos que compre cada uno tiene su logística</text:p>
      <text:p text:style-name="P7">10 963838178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, Helvetica, sans-serif"/>
    <style:font-face style:name="Courier New1" svg:font-family="'Courier New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1-01T12:22:53.598000000</meta:creation-date>
    <meta:editing-duration>PT3M21S</meta:editing-duration>
    <meta:generator>LibreOffice/6.1.0.3$Windows_X86_64 LibreOffice_project/efb621ed25068d70781dc026f7e9c5187a4decd1</meta:generator>
    <dc:date>2018-11-01T12:26:13.983000000</dc:date>
    <meta:document-statistic meta:table-count="0" meta:image-count="0" meta:object-count="0" meta:page-count="3" meta:paragraph-count="25" meta:word-count="326" meta:character-count="1893" meta:non-whitespace-character-count="16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